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0">
            <text:p>10</text:p>
            <draw:frame table:end-cell-address="Feuille1.L24" table:end-x="1.991cm" table:end-y="0.378cm" draw:z-index="0" draw:style-name="gr1" draw:text-style-name="P1" svg:width="26.83cm" svg:height="10.765cm" svg:x="0cm" svg:y="0cm">
              <draw:object draw:notify-on-update-of-ranges="Feuille1.A1:Feuille1.A5 Feuille1.B1:Feuille1.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217.496">
            <text:p>217,4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0.083">
            <text:p>210,0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.156">
            <text:p>251,1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2.256">
            <text:p>702,2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20.324">
            <text:p>1320,324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22/06/2014</text:date>, <text:time>11:1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oiseau</meta:initial-creator>
    <meta:creation-date>2014-06-22T10:32:11.39</meta:creation-date>
    <dc:date>2014-06-22T11:17:34.04</dc:date>
    <dc:creator>Julien Loiseau</dc:creator>
    <meta:editing-duration>PT30M12S</meta:editing-duration>
    <meta:editing-cycles>1</meta:editing-cycles>
    <meta:document-statistic meta:table-count="3" meta:cell-count="10" meta:object-count="1"/>
    <meta:generator>OpenOffice/4.1.0$Win32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gap-width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b2b2b2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31cm" svg:height="10.766cm" xlink:href=".." xlink:type="simple" chart:class="chart:bar" chart:style-name="ch1">
        <chart:plot-area chart:style-name="ch2" table:cell-range-address="Feuille1.A1:Feuille1.B5" chart:data-source-has-labels="column" svg:x="1.574cm" svg:y="0.995cm" svg:width="24.185cm" svg:height="8.548cm">
          <chartooo:coordinate-region svg:x="2.566cm" svg:y="1.208cm" svg:width="23.193cm" svg:height="7.662cm"/>
          <chart:axis chart:dimension="x" chart:name="primary-x" chart:style-name="ch3" chartooo:axis-type="auto">
            <chartooo:date-scale/>
            <chart:title svg:x="12.709cm" svg:y="9.759cm" chart:style-name="ch4">
              <text:p>server depth</text:p>
            </chart:title>
            <chart:categories table:cell-range-address="Feuille1.A1:Feuille1.A5"/>
          </chart:axis>
          <chart:axis chart:dimension="y" chart:name="primary-y" chart:style-name="ch5">
            <chart:title svg:x="0.451cm" svg:y="5.882cm" chart:style-name="ch6">
              <text:p>time (s)</text:p>
            </chart:title>
            <chart:grid chart:style-name="ch7" chart:class="major"/>
          </chart:axis>
          <chart:series chart:style-name="ch8" chart:values-cell-range-address="Feuille1.B1:Feuille1.B5" chart:class="chart:bar">
            <chart:data-point chart:repeated="4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A1:Feuille1.A5</svg:desc>
                </draw:g>
              </table:table-cell>
              <table:table-cell office:value-type="float" office:value="217.496">
                <text:p>217.496</text:p>
                <draw:g>
                  <svg:desc>Feuille1.B1:Feuille1.B5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0.083">
                <text:p>210.0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1.156">
                <text:p>251.15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02.256">
                <text:p>702.2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20.324">
                <text:p>1320.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